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ítulodellibro" style:family="text">
      <style:text-properties fo:font-variant="normal" fo:text-shadow="0.0145in 0.0145in 0.0416in #000000" fo:color="#000000" fo:letter-spacing="normal" fo:font-size="20pt" style:font-size-asian="20pt" style:font-size-complex="20pt"/>
    </style:style>
    <style:style style:name="T3" style:parent-style-name="Títulodellibro" style:family="text">
      <style:text-properties fo:font-variant="normal" fo:text-shadow="0.0145in 0.0145in 0.0416in #000000" fo:color="#000000" fo:letter-spacing="normal" fo:font-size="20pt" style:font-size-asian="20pt" style:font-size-complex="20pt"/>
    </style:style>
    <style:style style:name="T4" style:parent-style-name="Títulodellibro" style:family="text">
      <style:text-properties fo:font-variant="normal" fo:text-shadow="0.0145in 0.0145in 0.0416in #000000" fo:color="#000000" fo:letter-spacing="normal" fo:font-size="20pt" style:font-size-asian="20pt" style:font-size-complex="20pt"/>
    </style:style>
    <style:style style:name="T5" style:parent-style-name="Títulodellibro" style:family="text">
      <style:text-properties fo:font-variant="normal" fo:text-shadow="0.0145in 0.0145in 0.0416in #000000" fo:color="#000000" fo:letter-spacing="normal" fo:font-size="20pt" style:font-size-asian="20pt" style:font-size-complex="20pt"/>
    </style:style>
    <style:style style:name="P6" style:parent-style-name="Párrafodelista" style:list-style-name="LFO3" style:family="paragraph"/>
    <style:style style:name="T7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9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Títulodellibro" style:family="text">
      <style:text-properties fo:font-size="16pt" style:font-size-asian="16pt" style:font-size-complex="16pt"/>
    </style:style>
    <style:style style:name="T13" style:parent-style-name="Títulodellibro" style:family="text">
      <style:text-properties fo:font-size="16pt" style:font-size-asian="16pt" style:font-size-complex="16pt"/>
    </style:style>
    <style:style style:name="T14" style:parent-style-name="Títulodellibro" style:family="text">
      <style:text-properties fo:font-size="16pt" style:font-size-asian="16pt" style:font-size-complex="16pt"/>
    </style:style>
    <style:style style:name="P15" style:parent-style-name="Párrafodelista" style:list-style-name="LFO3" style:family="paragraph"/>
    <style:style style:name="T16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Títulodellibro" style:family="text">
      <style:text-properties fo:font-size="16pt" style:font-size-asian="16pt" style:font-size-complex="16pt"/>
    </style:style>
    <style:style style:name="T20" style:parent-style-name="Títulodellibro" style:family="text">
      <style:text-properties fo:font-size="16pt" style:font-size-asian="16pt" style:font-size-complex="16pt"/>
    </style:style>
    <style:style style:name="T21" style:parent-style-name="Títulodellibro" style:family="text">
      <style:text-properties fo:font-size="16pt" style:font-size-asian="16pt" style:font-size-complex="16pt"/>
    </style:style>
    <style:style style:name="T22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P23" style:parent-style-name="Párrafodelista" style:list-style-name="LFO3" style:family="paragraph"/>
    <style:style style:name="T24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25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26" style:parent-style-name="Títulodellibro" style:family="text">
      <style:text-properties fo:font-size="16pt" style:font-size-asian="16pt" style:font-size-complex="16pt"/>
    </style:style>
    <style:style style:name="P27" style:parent-style-name="Párrafodelista" style:list-style-name="LFO3" style:family="paragraph"/>
    <style:style style:name="T28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29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30" style:parent-style-name="Títulodellibro" style:family="text">
      <style:text-properties fo:font-size="16pt" style:font-size-asian="16pt" style:font-size-complex="16pt"/>
    </style:style>
    <style:style style:name="T31" style:parent-style-name="Títulodellibro" style:family="text">
      <style:text-properties fo:font-size="16pt" style:font-size-asian="16pt" style:font-size-complex="16pt"/>
    </style:style>
    <style:style style:name="T32" style:parent-style-name="Títulodellibro" style:family="text">
      <style:text-properties fo:font-size="16pt" style:font-size-asian="16pt" style:font-size-complex="16pt"/>
    </style:style>
    <style:style style:name="P33" style:parent-style-name="Párrafodelista" style:list-style-name="LFO3" style:family="paragraph"/>
    <style:style style:name="T34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35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Títulodellibro" style:family="text">
      <style:text-properties fo:font-size="16pt" style:font-size-asian="16pt" style:font-size-complex="16pt"/>
    </style:style>
    <style:style style:name="P37" style:parent-style-name="Párrafodelista" style:list-style-name="LFO3" style:family="paragraph"/>
    <style:style style:name="T38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39" style:parent-style-name="Títulodellibro" style:family="text">
      <style:text-properties fo:font-size="16pt" style:font-size-asian="16pt" style:font-size-complex="16pt"/>
    </style:style>
    <style:style style:name="T40" style:parent-style-name="Títulodellibro" style:family="text">
      <style:text-properties fo:font-size="16pt" style:font-size-asian="16pt" style:font-size-complex="16pt"/>
    </style:style>
    <style:style style:name="T41" style:parent-style-name="Títulodellibro" style:family="text">
      <style:text-properties fo:font-size="16pt" style:font-size-asian="16pt" style:font-size-complex="16pt"/>
    </style:style>
    <style:style style:name="T42" style:parent-style-name="Títulodellibro" style:family="text">
      <style:text-properties fo:font-size="16pt" style:font-size-asian="16pt" style:font-size-complex="16pt"/>
    </style:style>
    <style:style style:name="P43" style:parent-style-name="Párrafodelista" style:list-style-name="LFO3" style:family="paragraph"/>
    <style:style style:name="T44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45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46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47" style:parent-style-name="Títulodellibro" style:family="text">
      <style:text-properties fo:font-size="16pt" style:font-size-asian="16pt" style:font-size-complex="16pt"/>
    </style:style>
    <style:style style:name="T48" style:parent-style-name="Títulodellibro" style:family="text">
      <style:text-properties fo:font-size="16pt" style:font-size-asian="16pt" style:font-size-complex="16pt"/>
    </style:style>
    <style:style style:name="T49" style:parent-style-name="Títulodellibro" style:family="text">
      <style:text-properties fo:font-size="16pt" style:font-size-asian="16pt" style:font-size-complex="16pt"/>
    </style:style>
    <style:style style:name="T50" style:parent-style-name="Títulodellibro" style:family="text">
      <style:text-properties fo:font-size="16pt" style:font-size-asian="16pt" style:font-size-complex="16pt"/>
    </style:style>
    <style:style style:name="T51" style:parent-style-name="Títulodellibro" style:family="text">
      <style:text-properties fo:font-size="16pt" style:font-size-asian="16pt" style:font-size-complex="16pt"/>
    </style:style>
    <style:style style:name="T52" style:parent-style-name="Títulodellibro" style:family="text">
      <style:text-properties fo:font-size="16pt" style:font-size-asian="16pt" style:font-size-complex="16pt"/>
    </style:style>
    <style:style style:name="P53" style:parent-style-name="Párrafodelista" style:list-style-name="LFO3" style:family="paragraph"/>
    <style:style style:name="T54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55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56" style:parent-style-name="Títulodellibro" style:family="text">
      <style:text-properties fo:font-size="16pt" style:font-size-asian="16pt" style:font-size-complex="16pt"/>
    </style:style>
    <style:style style:name="T57" style:parent-style-name="Títulodellibro" style:family="text">
      <style:text-properties fo:font-size="16pt" style:font-size-asian="16pt" style:font-size-complex="16pt"/>
    </style:style>
    <style:style style:name="T58" style:parent-style-name="Títulodellibro" style:family="text">
      <style:text-properties fo:font-size="16pt" style:font-size-asian="16pt" style:font-size-complex="16pt"/>
    </style:style>
    <style:style style:name="P59" style:parent-style-name="Párrafodelista" style:list-style-name="LFO3" style:family="paragraph"/>
    <style:style style:name="T60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61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62" style:parent-style-name="Títulodellibro" style:family="text">
      <style:text-properties fo:font-size="16pt" style:font-size-asian="16pt" style:font-size-complex="16pt"/>
    </style:style>
    <style:style style:name="T63" style:parent-style-name="Títulodellibro" style:family="text">
      <style:text-properties fo:font-size="16pt" style:font-size-asian="16pt" style:font-size-complex="16pt"/>
    </style:style>
    <style:style style:name="T64" style:parent-style-name="Títulodellibro" style:family="text">
      <style:text-properties fo:font-size="16pt" style:font-size-asian="16pt" style:font-size-complex="16pt"/>
    </style:style>
    <style:style style:name="P65" style:parent-style-name="Párrafodelista" style:list-style-name="LFO3" style:family="paragraph"/>
    <style:style style:name="T66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67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68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69" style:parent-style-name="Títulodellibro" style:family="text">
      <style:text-properties fo:font-size="16pt" style:font-size-asian="16pt" style:font-size-complex="16pt"/>
    </style:style>
    <style:style style:name="T70" style:parent-style-name="Títulodellibro" style:family="text">
      <style:text-properties fo:font-size="16pt" style:font-size-asian="16pt" style:font-size-complex="16pt"/>
    </style:style>
    <style:style style:name="T71" style:parent-style-name="Títulodellibro" style:family="text">
      <style:text-properties fo:font-size="16pt" style:font-size-asian="16pt" style:font-size-complex="16pt"/>
    </style:style>
    <style:style style:name="T72" style:parent-style-name="Títulodellibro" style:family="text">
      <style:text-properties fo:font-size="16pt" style:font-size-asian="16pt" style:font-size-complex="16pt"/>
    </style:style>
    <style:style style:name="T73" style:parent-style-name="Títulodellibro" style:family="text">
      <style:text-properties fo:font-size="16pt" style:font-size-asian="16pt" style:font-size-complex="16pt"/>
    </style:style>
    <style:style style:name="T74" style:parent-style-name="Títulodellibro" style:family="text">
      <style:text-properties fo:font-size="16pt" style:font-size-asian="16pt" style:font-size-complex="16pt"/>
    </style:style>
    <style:style style:name="T75" style:parent-style-name="Títulodellibro" style:family="text">
      <style:text-properties fo:font-size="16pt" style:font-size-asian="16pt" style:font-size-complex="16pt"/>
    </style:style>
    <style:style style:name="P76" style:parent-style-name="Párrafodelista" style:list-style-name="LFO3" style:family="paragraph"/>
    <style:style style:name="T77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78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79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81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82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83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Títulodellibro" style:family="text">
      <style:text-properties fo:font-size="16pt" style:font-size-asian="16pt" style:font-size-complex="16pt"/>
    </style:style>
    <style:style style:name="T85" style:parent-style-name="Títulodellibro" style:family="text">
      <style:text-properties fo:font-size="16pt" style:font-size-asian="16pt" style:font-size-complex="16pt"/>
    </style:style>
    <style:style style:name="T86" style:parent-style-name="Títulodellibro" style:family="text">
      <style:text-properties fo:font-size="16pt" style:font-size-asian="16pt" style:font-size-complex="16pt"/>
    </style:style>
    <style:style style:name="T87" style:parent-style-name="Títulodellibro" style:family="text">
      <style:text-properties fo:font-size="16pt" style:font-size-asian="16pt" style:font-size-complex="16pt"/>
    </style:style>
    <style:style style:name="P88" style:parent-style-name="Párrafodelista" style:list-style-name="LFO3" style:family="paragraph"/>
    <style:style style:name="T89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90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91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92" style:parent-style-name="Títulodellibro" style:family="text">
      <style:text-properties fo:font-size="16pt" style:font-size-asian="16pt" style:font-size-complex="16pt"/>
    </style:style>
    <style:style style:name="P93" style:parent-style-name="Párrafodelista" style:list-style-name="LFO3" style:family="paragraph"/>
    <style:style style:name="T94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95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96" style:parent-style-name="Títulodellibro" style:family="text">
      <style:text-properties fo:font-size="16pt" style:font-size-asian="16pt" style:font-size-complex="16pt"/>
    </style:style>
    <style:style style:name="P97" style:parent-style-name="Párrafodelista" style:list-style-name="LFO3" style:family="paragraph"/>
    <style:style style:name="T98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99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00" style:parent-style-name="Títulodellibro" style:family="text">
      <style:text-properties fo:font-size="16pt" style:font-size-asian="16pt" style:font-size-complex="16pt"/>
    </style:style>
    <style:style style:name="T101" style:parent-style-name="Títulodellibro" style:family="text">
      <style:text-properties fo:font-size="16pt" style:font-size-asian="16pt" style:font-size-complex="16pt"/>
    </style:style>
    <style:style style:name="T102" style:parent-style-name="Títulodellibro" style:family="text">
      <style:text-properties fo:font-size="16pt" style:font-size-asian="16pt" style:font-size-complex="16pt"/>
    </style:style>
    <style:style style:name="P103" style:parent-style-name="Párrafodelista" style:list-style-name="LFO3" style:family="paragraph"/>
    <style:style style:name="T104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05" style:parent-style-name="Títulodellibro" style:family="text">
      <style:text-properties fo:font-size="16pt" style:font-size-asian="16pt" style:font-size-complex="16pt"/>
    </style:style>
    <style:style style:name="T106" style:parent-style-name="Títulodellibro" style:family="text">
      <style:text-properties fo:font-size="16pt" style:font-size-asian="16pt" style:font-size-complex="16pt"/>
    </style:style>
    <style:style style:name="T107" style:parent-style-name="Títulodellibro" style:family="text">
      <style:text-properties fo:font-size="16pt" style:font-size-asian="16pt" style:font-size-complex="16pt"/>
    </style:style>
    <style:style style:name="P108" style:parent-style-name="Párrafodelista" style:list-style-name="LFO3" style:family="paragraph"/>
    <style:style style:name="T109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10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11" style:parent-style-name="Títulodellibro" style:family="text">
      <style:text-properties fo:font-size="16pt" style:font-size-asian="16pt" style:font-size-complex="16pt"/>
    </style:style>
    <style:style style:name="P112" style:parent-style-name="Párrafodelista" style:list-style-name="LFO3" style:family="paragraph"/>
    <style:style style:name="T113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14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15" style:parent-style-name="Títulodellibro" style:family="text">
      <style:text-properties fo:font-size="16pt" style:font-size-asian="16pt" style:font-size-complex="16pt"/>
    </style:style>
    <style:style style:name="P116" style:parent-style-name="Párrafodelista" style:list-style-name="LFO3" style:family="paragraph"/>
    <style:style style:name="T117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18" style:parent-style-name="Títulodellibro" style:family="text">
      <style:text-properties fo:font-weight="bold" style:font-weight-asian="bold" style:font-weight-complex="bold" fo:font-size="16pt" style:font-size-asian="16pt" style:font-size-complex="16pt"/>
    </style:style>
    <style:style style:name="T119" style:parent-style-name="Títulodellibro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<text:span text:style-name="T2">CARACTERISTICAS DE UN</text:span><text:span text:style-name="T3"><text:s/></text:span><text:span text:style-name="T4">BUEN MANUAL</text:span><text:span text:style-name="T5"><text:s/></text:span></text:p>
      <text:p text:style-name="Normal"/>
      <text:list text:style-name="LFO3" text:continue-numbering="true">
        <text:list-item>
          <text:p text:style-name="P6"><text:span text:style-name="T7">U</text:span><text:span text:style-name="T8">na página de<text:s/></text:span><text:span text:style-name="T9">portada</text:span><text:span text:style-name="T10">:</text:span><text:span text:style-name="T11"><text:s/></text:span><text:span text:style-name="T12">Se<text:s/></text:span><text:span text:style-name="T13">trata<text:s/></text:span><text:span text:style-name="T14">de lo primero que verán los usuarios al navegar</text:span></text:p>
        </text:list-item>
        <text:list-item>
          <text:p text:style-name="P15"><text:span text:style-name="T16">Una página de<text:s/></text:span><text:span text:style-name="T17">título</text:span><text:span text:style-name="T18">:<text:s/></text:span><text:span text:style-name="T19">La primera<text:s/></text:span><text:span text:style-name="T20">página</text:span><text:span text:style-name="T21"><text:s/>de su articulo</text:span><text:span text:style-name="T22"><text:s/></text:span></text:p>
        </text:list-item>
        <text:list-item>
          <text:p text:style-name="P23"><text:span text:style-name="T24">Una guía para saber cómo empezar</text:span><text:span text:style-name="T25">:<text:s/></text:span><text:span text:style-name="T26">Para que el usuario sepa como empezar y que explicaciones debe seguir</text:span></text:p>
        </text:list-item>
        <text:list-item>
          <text:p text:style-name="P27"><text:span text:style-name="T28">Una sección de preguntas</text:span><text:span text:style-name="T29">:<text:s/></text:span><text:span text:style-name="T30">un espacio en el<text:s/></text:span><text:span text:style-name="T31">manual donde<text:s/></text:span><text:span text:style-name="T32"><text:s/>pueda aclarar sus dudas</text:span></text:p>
        </text:list-item>
        <text:list-item>
          <text:p text:style-name="P33"><text:span text:style-name="T34">Donde encontrar más ayuda datos de contacto</text:span><text:span text:style-name="T35">:<text:s/></text:span><text:span text:style-name="T36">un contacto en que pueda comunicarse y resolver sus dudas</text:span></text:p>
        </text:list-item>
        <text:list-item>
          <text:p text:style-name="P37"><text:span text:style-name="T38">Imágenes de explicación</text:span><text:span text:style-name="T39">: imágenes que le sirva de<text:s/></text:span><text:span text:style-name="T40">apoyo</text:span><text:span text:style-name="T41"><text:s/>en caso de no saber como realizar ese paso<text:s/></text:span><text:span text:style-name="T42">específicamente</text:span></text:p>
        </text:list-item>
        <text:list-item>
          <text:p text:style-name="P43"><text:span text:style-name="T44">No relleno<text:s/></text:span><text:span text:style-name="T45">innecesario</text:span><text:span text:style-name="T46">:<text:s/></text:span><text:span text:style-name="T47">que tenga muchas palabras en casos de</text:span><text:span text:style-name="T48"><text:s/>necesidad</text:span><text:span text:style-name="T49">,</text:span><text:span text:style-name="T50"><text:s/>pero si no es necesario resumir lo<text:s/></text:span><text:span text:style-name="T51">más</text:span><text:span text:style-name="T52"><text:s/>posible para que el usuario no se maree</text:span></text:p>
        </text:list-item>
        <text:list-item>
          <text:p text:style-name="P53"><text:span text:style-name="T54">Tenga un orden en las instrucciones</text:span><text:span text:style-name="T55">:<text:s/></text:span><text:span text:style-name="T56">es<text:s/></text:span><text:span text:style-name="T57">importante</text:span><text:span text:style-name="T58"><text:s/>decirle al usuario por donde tiene que empezar</text:span></text:p>
        </text:list-item>
        <text:list-item>
          <text:p text:style-name="P59"><text:span text:style-name="T60">Letra clara y de tamaño visual adecuado</text:span><text:span text:style-name="T61">:<text:s/></text:span><text:span text:style-name="T62">la letra clara y adecuada es importante a la hora de leer y empezar ese paso ya que se puede<text:s/></text:span><text:span text:style-name="T63">equivocar</text:span><text:span text:style-name="T64"><text:s/>y presentar una queja</text:span></text:p>
        </text:list-item>
        <text:list-item>
          <text:p text:style-name="P65"><text:span text:style-name="T66">Diversidad<text:s/></text:span><text:span text:style-name="T67">de idiomas tanto en las instrucciones como lo demás</text:span><text:span text:style-name="T68">:</text:span><text:span text:style-name="T69"><text:s/>si el usuario es de otro estado y necesita esas<text:s/></text:span><text:span text:style-name="T70">instrucciones</text:span><text:span text:style-name="T71"><text:s/>de un manual especifico<text:s/></text:span><text:span text:style-name="T72">necesitaría</text:span><text:span text:style-name="T73"><text:s/>una amplitud de idiomas para que<text:s/></text:span><text:span text:style-name="T74">más</text:span><text:span text:style-name="T75"><text:s/>gente lo entienda</text:span></text:p>
        </text:list-item>
        <text:list-item>
          <text:p text:style-name="P76"><text:span text:style-name="T77">Las<text:s/></text:span><text:span text:style-name="T78">palabras o pas</text:span><text:span text:style-name="T79">o</text:span><text:span text:style-name="T80">s<text:s/></text:span><text:span text:style-name="T81">más importantes<text:s/></text:span><text:span text:style-name="T82">en negrita mayúsculas lo más visible</text:span><text:span text:style-name="T83">:<text:s/></text:span><text:span text:style-name="T84">los pasos o palabras<text:s/></text:span><text:span text:style-name="T85">más<text:s/></text:span><text:span text:style-name="T86">importantes<text:s/></text:span><text:span text:style-name="T87"><text:s/>que estén distinguiendo de las demás palabras</text:span></text:p>
        </text:list-item>
        <text:list-item>
          <text:p text:style-name="P88"><text:span text:style-name="T89">Que sea agrad</text:span><text:span text:style-name="T90">able visualmente</text:span><text:span text:style-name="T91">:<text:s/></text:span><text:span text:style-name="T92">un manual que no abure es un manual claro y con ganas de leerlo</text:span></text:p>
        </text:list-item>
        <text:list-item>
          <text:p text:style-name="P93"><text:span text:style-name="T94">Un glosario</text:span><text:span text:style-name="T95">:</text:span><text:span text:style-name="T96"><text:s/>extensiones del vocabulario utilizado en la edición del texto</text:span></text:p>
        </text:list-item>
        <text:list-item>
          <text:p text:style-name="P97"><text:span text:style-name="T98">Y que este adaptado y completado</text:span><text:span text:style-name="T99">:<text:s/></text:span><text:span text:style-name="T100">que tenga toda la<text:s/></text:span><text:span text:style-name="T101">información</text:span><text:span text:style-name="T102"><text:s/>completa y detallada</text:span></text:p>
        </text:list-item>
        <text:list-item>
          <text:p text:style-name="P103"><text:span text:style-name="T104">Características principales</text:span><text:span text:style-name="T105">: las<text:s/></text:span><text:span text:style-name="T106">características</text:span><text:span text:style-name="T107"><text:s/>de los pasos principales</text:span></text:p>
        </text:list-item>
        <text:list-item>
          <text:p text:style-name="P108"><text:span text:style-name="T109">Advertencias de los peligros</text:span><text:span text:style-name="T110">:<text:s/></text:span><text:span text:style-name="T111">es importante advertirle al usuario los posibles riesgos de ejecutar un paso arriesgado</text:span></text:p>
        </text:list-item>
        <text:list-item>
          <text:p text:style-name="P112"><text:span text:style-name="T113">Especificaciones principales</text:span><text:span text:style-name="T114">:<text:s/></text:span><text:span text:style-name="T115">especificaciones principales para los novatos</text:span></text:p>
        </text:list-item>
        <text:list-item>
          <text:p text:style-name="P116"><text:span text:style-name="T117">Las precauciones de los pasos</text:span><text:span text:style-name="T118">:</text:span><text:span text:style-name="T119"><text:s/>tanto advertencias como peligros debes ser visuales y advertidos al usuari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="Calibri Light" fo:font-weight="bold" style:font-weight-asian="bold" style:font-weight-complex="bold" fo:font-variant="small-caps" fo:color="#000000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="Calibri Light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color="#000000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000000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fo:color="#1B1D3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1B1D3D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fo:color="#404040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ítulodellibro" style:display-name="Título del libro" style:family="text" style:parent-style-name="Fuentedepárrafopredeter.">
      <style:text-properties fo:font-weight="normal" style:font-weight-asian="normal" style:font-weight-complex="normal" fo:font-variant="small-caps" fo:letter-spacing="0.0034in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 fo:color="#000000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font-weight="bold" style:font-weight-asian="bold" style:font-weight-complex="bold" fo:color="#000000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color="#1B1D3D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1B1D3D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Times New Roman" fo:color="#404040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242852" fo:font-size="9pt" style:font-size-asian="9pt" style:font-size-complex="9pt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fo:color="#000000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color="#000000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fo:color="#5A5A5A" fo:letter-spacing="0.0069in" fo:hyphenate="false"/>
    </style:style>
    <style:style style:name="SubtítuloCar" style:display-name="Subtítulo Car" style:family="text" style:parent-style-name="Fuentedepárrafopredeter.">
      <style:text-properties fo:color="#5A5A5A" fo:letter-spacing="0.0069in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 style:use-window-font-color="true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0000"/>
    </style:style>
    <style:style style:name="Citadestacada" style:display-name="Cita destacada" style:family="paragraph" style:parent-style-name="Normal" style:next-style-name="Normal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CitadestacadaCar" style:display-name="Cita destacada Car" style:family="text" style:parent-style-name="Fuentedepárrafopredeter.">
      <style:text-properties fo:color="#000000" fo:background-color="#F2F2F2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Referenciasutil" style:display-name="Referencia sutil" style:family="text" style:parent-style-name="Fuentedepárrafopredeter.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ítuloTDC" style:display-name="Título TDC" style:family="paragraph" style:parent-style-name="Título1" style:next-style-name="Normal" style:list-style-name="LFO21" style:default-outline-level="1"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list-style style:name="LFO21" style:display-name="LFO2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text" style:name="a0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Ebrima" style:font-family-asian="Ebrima" style:font-family-complex="Ebrima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style:wrap="run-through" style:run-through="background" style:writing-mode="lr-tb" draw:fill="solid" draw:fill-color="#c0c0c0" draw:opacity="10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cabezado"><draw:custom-shape svg:width="6.24444in" svg:height="2.08125in" draw:z-index="251658240" draw:id="id0" draw:style-name="a2" draw:transform="translate(-3.12222in -1.04062in) rotate(0.7854) translate(1.41319in -8.55313in)" draw:name="PowerPlusWaterMarkObject686322111" text:anchor-type="paragraph"><svg:title/><svg:desc/><text:p text:style-name="a1" text:class-names="" text:cond-style-name=""><text:span text:style-name="a0" text:class-names="">Ram-Boss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1-01-30T11:05:00Z</meta:creation-date>
    <dc:date>2021-01-30T11:05:00Z</dc:date>
    <meta:template xlink:href="Normal" xlink:type="simple"/>
    <meta:editing-cycles>2</meta:editing-cycles>
    <meta:editing-duration>PT660S</meta:editing-duration>
    <meta:document-statistic meta:page-count="2" meta:paragraph-count="3" meta:word-count="307" meta:character-count="1994" meta:row-count="14" meta:non-whitespace-character-count="1690"/>
  </office:meta>
</office:document-meta>
</file>